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ent Handling</text:p>
      <text:p text:style-name="P2">element.</text:p>
      <text:p text:style-name="P2"><text:tab/>-onclick = function(){}</text:p>
      <text:p text:style-name="P2"><text:tab/>-onmouseover = function(){}</text:p>
      <text:p text:style-name="P2"><text:tab/>-onmouseout = function(){}</text:p>
      <text:p text:style-name="P2"><text:tab/>-onchange = function(){}</text:p>
      <text:p text:style-name="P2"><text:tab/>-.addEventListener</text:p>
      <text:p text:style-name="P2">pub/sub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8T10:37:19.53</meta:creation-date>
    <meta:generator>OpenOffice.org/3.4.1$Win32 OpenOffice.org_project/341m1$Build-9593</meta:generator>
    <dc:date>2012-12-18T10:57:33.65</dc:date>
    <meta:editing-duration>PT20M13S</meta:editing-duration>
    <meta:editing-cycles>2</meta:editing-cycles>
    <meta:document-statistic meta:table-count="0" meta:image-count="0" meta:object-count="0" meta:page-count="1" meta:paragraph-count="8" meta:word-count="18" meta:character-count="154"/>
  </office:meta>
</office:document-meta>
</file>